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diagram is faithful to what you documented:</text:p>
      <text:list text:style-name="L1">
        <text:list-item>
          <text:p text:style-name="P1"><text:span text:style-name="Strong_20_Emphasis">HyperHeuristic composes instance</text:span> by selecting primitive constraints (<text:span text:style-name="Source_20_Text">core/constraints/</text:span>) and injecting them into <text:span text:style-name="Source_20_Text">DynamicInstance</text:span>.</text:p>
        </text:list-item>
        <text:list-item>
          <text:p text:style-name="P1"><text:span text:style-name="Strong_20_Emphasis">HyperHeuristic selects operators automatically</text:span> from <text:span text:style-name="Source_20_Text">core/operators/</text:span> using tags and filters by restrictions.</text:p>
        </text:list-item>
        <text:list-item>
          <text:p text:style-name="P1"><text:span text:style-name="Strong_20_Emphasis">GAFramework runs fully on DynamicInstance</text:span> using dynamic feasibility + dynamic cost.</text:p>
        </text:list-item>
        <text:list-item>
          <text:p text:style-name="P1"><text:span text:style-name="Strong_20_Emphasis">Output returns best individual</text:span>; metrics/plots noted as planned.</text:p>
        </text:list-item>
      </text:list>
      <text:p text:style-name="Horizontal_20_Line"/>
      <text:h text:style-name="Heading_20_2" text:outline-level="2">VERY detailed explanation of the workflow</text:h>
      <text:h text:style-name="Heading_20_3" text:outline-level="3">Stage 0 — Start</text:h>
      <text:p text:style-name="Text_20_body">This is just the entry point of a run (script / CLI / notebook). The key design principle of your system is:<text:line-break/><text:span text:style-name="Strong_20_Emphasis">Nothing is hardcoded as “CVRP” or “VRPTW” anymore.</text:span> The solver behavior is assembled at runtime.</text:p>
      <text:p text:style-name="Horizontal_20_Line"/>
      <text:h text:style-name="Heading_20_3" text:outline-level="3">Stage 1 — Load <text:span text:style-name="Source_20_Text">config.yaml</text:span> (the run specification)</text:h>
      <text:p text:style-name="Text_20_body"><text:span text:style-name="Strong_20_Emphasis">Input:</text:span> <text:span text:style-name="Source_20_Text">config.yaml</text:span><text:line-break/><text:span text:style-name="Strong_20_Emphasis">What it contains (conceptually):</text:span></text:p>
      <text:list text:style-name="L2">
        <text:list-item>
          <text:p text:style-name="P2">Problem data source (instance file / dataset pointer)</text:p>
        </text:list-item>
        <text:list-item>
          <text:p text:style-name="P2"><text:span text:style-name="Source_20_Text">problem_type</text:span>: list of restrictions to enforce (your “switches”)</text:p>
        </text:list-item>
        <text:list-item>
          <text:p text:style-name="P2">Objective definition: what cost means (distance, time, etc.)</text:p>
        </text:list-item>
        <text:list-item>
          <text:p text:style-name="P2">GA parameters: population size, generations/time limit, seed, etc.</text:p>
        </text:list-item>
      </text:list>
      <text:p text:style-name="Text_20_body"><text:span text:style-name="Strong_20_Emphasis">Why this stage matters:</text:span><text:line-break/>This is what makes your solver <text:span text:style-name="Emphasis">generative</text:span>. Instead of “selecting a ready-made algorithm,” the config describes the <text:span text:style-name="Strong_20_Emphasis">ingredients</text:span> the algorithm must assemble.</text:p>
      <text:p text:style-name="Text_20_body"><text:span text:style-name="Strong_20_Emphasis">Failure mode:</text:span><text:line-break/>If config is invalid, the correct behavior is to stop immediately and report what’s missing or inconsistent.</text:p>
      <text:p text:style-name="Horizontal_20_Line"/>
      <text:h text:style-name="Heading_20_3" text:outline-level="3">Stage 2 — HyperHeuristic reads <text:span text:style-name="Source_20_Text">problem_type</text:span> (the “constraint contract”)</text:h>
      <text:p text:style-name="Text_20_body"><text:span text:style-name="Strong_20_Emphasis">Actor:</text:span> <text:span text:style-name="Source_20_Text">HyperHeuristic</text:span> module/class<text:line-break/><text:span text:style-name="Strong_20_Emphasis">Input:</text:span> <text:span text:style-name="Source_20_Text">problem_type = [capacity, time_window, ...]</text:span></text:p>
      <text:p text:style-name="Text_20_body">This list is your <text:span text:style-name="Strong_20_Emphasis">contract</text:span>: every candidate solution produced by the GA must satisfy <text:span text:style-name="Emphasis">exactly</text:span> these constraints (and no other hidden ones).</text:p>
      <text:p text:style-name="Text_20_body"><text:soft-page-break/><text:span text:style-name="Strong_20_Emphasis">Key idea:</text:span><text:line-break/><text:span text:style-name="Source_20_Text">problem_type</text:span> is not only descriptive — it drives the assembly of:</text:p>
      <text:list text:style-name="L3">
        <text:list-item>
          <text:p text:style-name="P3">feasibility rules (constraint checkers), and</text:p>
        </text:list-item>
        <text:list-item>
          <text:p text:style-name="P3">the operator toolbox (which mutations/crossovers are allowed).</text:p>
        </text:list-item>
      </text:list>
      <text:p text:style-name="Horizontal_20_Line"/>
      <text:h text:style-name="Heading_20_3" text:outline-level="3">Stage 3 — Map restrictions → primitive checkers in <text:span text:style-name="Source_20_Text">core/constraints/</text:span></text:h>
      <text:p text:style-name="Text_20_body"><text:span text:style-name="Strong_20_Emphasis">Actor:</text:span> HyperHeuristic<text:line-break/><text:span text:style-name="Strong_20_Emphasis">Input:</text:span> restriction names from <text:span text:style-name="Source_20_Text">problem_type</text:span><text:line-break/><text:span text:style-name="Strong_20_Emphasis">Output:</text:span> a list of callable constraint checkers</text:p>
      <text:p text:style-name="Text_20_body">You maintain a set of <text:span text:style-name="Emphasis">primitive</text:span> constraint functions (or objects) in:</text:p>
      <text:list text:style-name="L4">
        <text:list-item>
          <text:p text:style-name="P4"><text:span text:style-name="Source_20_Text">core/constraints/</text:span></text:p>
        </text:list-item>
      </text:list>
      <text:p text:style-name="Text_20_body">Each primitive checker is meant to be:</text:p>
      <text:list text:style-name="L5">
        <text:list-item>
          <text:p text:style-name="P5"><text:span text:style-name="Strong_20_Emphasis">atomic</text:span> (does one job)</text:p>
        </text:list-item>
        <text:list-item>
          <text:p text:style-name="P5"><text:span text:style-name="Strong_20_Emphasis">composable</text:span> (can be combined with others)</text:p>
        </text:list-item>
        <text:list-item>
          <text:p text:style-name="P5"><text:span text:style-name="Strong_20_Emphasis">reusable</text:span> across variants (capacity alone, TW alone, capacity+TW, etc.)</text:p>
        </text:list-item>
      </text:list>
      <text:p text:style-name="Text_20_body"><text:span text:style-name="Strong_20_Emphasis">Example mental model (not claiming exact names):</text:span></text:p>
      <text:list text:style-name="L6">
        <text:list-item>
          <text:p text:style-name="P6"><text:span text:style-name="Source_20_Text">"capacity"</text:span> → <text:span text:style-name="Source_20_Text">check_capacity(routes, instance)</text:span></text:p>
        </text:list-item>
        <text:list-item>
          <text:p text:style-name="P6"><text:span text:style-name="Source_20_Text">"time_window"</text:span> → <text:span text:style-name="Source_20_Text">check_time_windows(routes, instance)</text:span></text:p>
        </text:list-item>
      </text:list>
      <text:p text:style-name="Text_20_body"><text:span text:style-name="Strong_20_Emphasis">Failure mode:</text:span><text:line-break/>If config asks for a restriction you don’t support, stop with a clear message:</text:p>
      <text:list text:style-name="L7">
        <text:list-item>
          <text:p text:style-name="P7">“restriction not supported”</text:p>
        </text:list-item>
        <text:list-item>
          <text:p text:style-name="P7">list supported keys</text:p>
        </text:list-item>
      </text:list>
      <text:p text:style-name="Text_20_body">This is crucial for reproducibility in a thesis.</text:p>
      <text:p text:style-name="Horizontal_20_Line"/>
      <text:h text:style-name="Heading_20_3" text:outline-level="3">Stage 4 — Build <text:span text:style-name="Source_20_Text">DynamicInstance</text:span> (generic instance with dynamic behavior)</text:h>
      <text:p text:style-name="Text_20_body"><text:span text:style-name="Strong_20_Emphasis">Actor:</text:span> HyperHeuristic<text:line-break/><text:span text:style-name="Strong_20_Emphasis">File:</text:span> <text:span text:style-name="Source_20_Text">dynamic_instance.py</text:span><text:line-break/><text:span text:style-name="Strong_20_Emphasis">Goal:</text:span> create an instance object that can represent <text:span text:style-name="Emphasis">multiple VRP variants</text:span>.</text:p>
      <text:p text:style-name="Text_20_body"><text:span text:style-name="Strong_20_Emphasis">Important design decision you documented:</text:span><text:line-break/>Instead of multiple classes (CVRPInstance, VRPTWInstance, VRPTWCInstance…), you have <text:span text:style-name="Strong_20_Emphasis">one</text:span> <text:span text:style-name="Source_20_Text">DynamicInstance</text:span> that:</text:p>
      <text:list text:style-name="L8">
        <text:list-item>
          <text:p text:style-name="P8">loads whatever data exist (demands, time windows, coordinates, etc.)</text:p>
        </text:list-item>
        <text:list-item>
          <text:p text:style-name="P8">does <text:span text:style-name="Strong_20_Emphasis">not</text:span> hardcode “which constraints apply”</text:p>
        </text:list-item>
        <text:list-item>
          <text:p text:style-name="P8"><text:soft-page-break/>becomes specialized only after injection (next stage)</text:p>
        </text:list-item>
      </text:list>
      <text:p text:style-name="Text_20_body"><text:span text:style-name="Strong_20_Emphasis">Why this is powerful:</text:span><text:line-break/>You reduce the “class explosion problem” (one new class for each combination).<text:line-break/>Now variant behavior becomes <text:span text:style-name="Strong_20_Emphasis">configuration-driven</text:span>.</text:p>
      <text:p text:style-name="Horizontal_20_Line"/>
      <text:h text:style-name="Heading_20_3" text:outline-level="3">Stage 5 — Inject checkers into <text:span text:style-name="Source_20_Text">DynamicInstance</text:span></text:h>
      <text:p text:style-name="Text_20_body">This is the “composition moment”.</text:p>
      <text:p text:style-name="Text_20_body">You take the list of primitives from Stage 3 and inject them into the instance, conceptually:</text:p>
      <text:list text:style-name="L9">
        <text:list-item>
          <text:p text:style-name="P9"><text:span text:style-name="Source_20_Text">instance.constraint_checkers = [checker1, checker2, ...]</text:span></text:p>
        </text:list-item>
      </text:list>
      <text:p text:style-name="Text_20_body">Now the instance can answer feasibility queries <text:span text:style-name="Emphasis">according to the current run specification</text:span>.</text:p>
      <text:p text:style-name="Horizontal_20_Line"/>
      <text:h text:style-name="Heading_20_3" text:outline-level="3">Stage 6 — Compose feasibility dynamically (AND of checkers)</text:h>
      <text:p text:style-name="Text_20_body">Now feasibility is defined as:</text:p>
      <text:p text:style-name="Quotations">A solution is feasible <text:span text:style-name="Strong_20_Emphasis">iff</text:span> every injected checker returns True.</text:p>
      <text:p text:style-name="Text_20_body">So you get:</text:p>
      <text:list text:style-name="L10">
        <text:list-item>
          <text:p text:style-name="P10"><text:span text:style-name="Source_20_Text">feasible(routes) = checker_1(routes) AND checker_2(routes) AND ...</text:span></text:p>
        </text:list-item>
      </text:list>
      <text:p text:style-name="Text_20_body"><text:span text:style-name="Strong_20_Emphasis">What this buys you academically (PhD framing):</text:span></text:p>
      <text:list text:style-name="L11">
        <text:list-item>
          <text:p text:style-name="P11">A clear, formal compositional definition</text:p>
        </text:list-item>
        <text:list-item>
          <text:p text:style-name="P11">Extensibility: adding a new restriction means adding a new primitive checker and registering it, not rewriting the solver</text:p>
        </text:list-item>
      </text:list>
      <text:p text:style-name="Horizontal_20_Line"/>
      <text:h text:style-name="Heading_20_3" text:outline-level="3">Stage 7 — Auto-detect operators in <text:span text:style-name="Source_20_Text">core/operators/</text:span> and read tags</text:h>
      <text:p text:style-name="Text_20_body"><text:span text:style-name="Strong_20_Emphasis">Actor:</text:span> HyperHeuristic<text:line-break/><text:span text:style-name="Strong_20_Emphasis">Input:</text:span> operator repository in <text:span text:style-name="Source_20_Text">core/operators/</text:span><text:line-break/><text:span text:style-name="Strong_20_Emphasis">Output:</text:span> a catalog of available operators and their metadata/tags</text:p>
      <text:p text:style-name="Text_20_body">Your design says the HH:</text:p>
      <text:list text:style-name="L12">
        <text:list-item>
          <text:p text:style-name="P12">scans the operator modules</text:p>
        </text:list-item>
        <text:list-item>
          <text:p text:style-name="P12">identifies operator “labels/tags”</text:p>
        </text:list-item>
        <text:list-item>
          <text:p text:style-name="P12">knows which restrictions each operator is compatible with</text:p>
        </text:list-item>
      </text:list>
      <text:p text:style-name="Text_20_body">Conceptually, operators advertise:</text:p>
      <text:list text:style-name="L13">
        <text:list-item>
          <text:p text:style-name="P13">what category they are: selection / crossover / mutation</text:p>
        </text:list-item>
        <text:list-item>
          <text:p text:style-name="P13"><text:soft-page-break/>what constraints they support: e.g., <text:span text:style-name="Source_20_Text">[capacity]</text:span>, <text:span text:style-name="Source_20_Text">[time_window]</text:span>, <text:span text:style-name="Source_20_Text">[capacity,time_window]</text:span>, or <text:span text:style-name="Source_20_Text">any</text:span></text:p>
        </text:list-item>
      </text:list>
      <text:p text:style-name="Horizontal_20_Line"/>
      <text:h text:style-name="Heading_20_3" text:outline-level="3">Stage 8 — Filter operators to the compatible toolbox</text:h>
      <text:p text:style-name="Text_20_body">Given active restrictions from <text:span text:style-name="Source_20_Text">problem_type</text:span>, HH selects only operators that are compatible.</text:p>
      <text:p text:style-name="Text_20_body"><text:span text:style-name="Strong_20_Emphasis">Why it matters:</text:span></text:p>
      <text:list text:style-name="L14">
        <text:list-item>
          <text:p text:style-name="P14">Some operators may create solutions that are hard/impossible to repair under TW constraints.</text:p>
        </text:list-item>
        <text:list-item>
          <text:p text:style-name="P14">Some may be designed specifically for capacity-only contexts.</text:p>
        </text:list-item>
        <text:list-item>
          <text:p text:style-name="P14">Filtering reduces “algorithmic mismatch” and makes your solver feel “self-configuring”.</text:p>
        </text:list-item>
      </text:list>
      <text:p text:style-name="Text_20_body"><text:span text:style-name="Strong_20_Emphasis">Failure mode:</text:span><text:line-break/>If after filtering you don’t have at least one workable operator per needed category (selection/crossover/mutation), the run should stop.</text:p>
      <text:p text:style-name="Text_20_body">This is not just practical — it’s also a clean research narrative:</text:p>
      <text:p text:style-name="Quotations">“The solver is generative but still constrained by the availability of compatible building blocks.”</text:p>
      <text:p text:style-name="Horizontal_20_Line"/>
      <text:h text:style-name="Heading_20_3" text:outline-level="3">Stage 9 — Initialize GAFramework (<text:span text:style-name="Source_20_Text">ga_framework.py</text:span>)</text:h>
      <text:p text:style-name="Text_20_body">Now the HH hands off to:</text:p>
      <text:list text:style-name="L15">
        <text:list-item>
          <text:p text:style-name="P15"><text:span text:style-name="Source_20_Text">GAFramework</text:span></text:p>
        </text:list-item>
      </text:list>
      <text:p text:style-name="Text_20_body"><text:span text:style-name="Strong_20_Emphasis">Inputs to GAFramework:</text:span></text:p>
      <text:list text:style-name="L16">
        <text:list-item>
          <text:p text:style-name="P16"><text:span text:style-name="Source_20_Text">DynamicInstance</text:span> with injected checkers (feasibility engine)</text:p>
        </text:list-item>
        <text:list-item>
          <text:p text:style-name="P16">compatible operators (the toolbox)</text:p>
        </text:list-item>
        <text:list-item>
          <text:p text:style-name="P16">objective/cost function(s) (distance, time, etc.)</text:p>
        </text:list-item>
        <text:list-item>
          <text:p text:style-name="P16">GA parameters (pop size, termination, seed…)</text:p>
        </text:list-item>
      </text:list>
      <text:p text:style-name="Text_20_body"><text:span text:style-name="Strong_20_Emphasis">Key statement (important for presenting):</text:span><text:line-break/>Your GA framework is <text:span text:style-name="Emphasis">generic</text:span> — it does not “know” the variant.<text:line-break/>The variant logic arrives through the instance + injected checkers + selected operators.</text:p>
      <text:p text:style-name="Horizontal_20_Line"/>
      <text:h text:style-name="Heading_20_3" text:outline-level="3">Stage 10 — Generate initial population (generic insertion heuristics)</text:h>
      <text:p text:style-name="Text_20_body">Your documentation explicitly mentions <text:span text:style-name="Strong_20_Emphasis">generic insertion heuristics</text:span>.</text:p>
      <text:p text:style-name="Text_20_body">That means your initial population is not purely random noise; it’s constructed using some heuristic building procedure that can work across variants.</text:p>
      <text:p text:style-name="Text_20_body"><text:soft-page-break/><text:span text:style-name="Strong_20_Emphasis">Output:</text:span> a set of candidate individuals (solutions)</text:p>
      <text:p text:style-name="Text_20_body">At this point, depending on your actual implementation (we’ll confirm from the <text:span text:style-name="Source_20_Text">.py</text:span> files), an “individual” might be represented as:</text:p>
      <text:list text:style-name="L17">
        <text:list-item>
          <text:p text:style-name="P17">a permutation with route splitting</text:p>
        </text:list-item>
        <text:list-item>
          <text:p text:style-name="P17">explicit route lists</text:p>
        </text:list-item>
        <text:list-item>
          <text:p text:style-name="P17">chromosome + decoding procedure</text:p>
        </text:list-item>
      </text:list>
      <text:p text:style-name="Text_20_body">But the workflow location is the same either way.</text:p>
      <text:p text:style-name="Horizontal_20_Line"/>
      <text:h text:style-name="Heading_20_3" text:outline-level="3">Stage 11 — Evaluate individuals (dynamic feasibility + dynamic cost)</text:h>
      <text:p text:style-name="Text_20_body">For each individual:</text:p>
      <text:list text:style-name="L18">
        <text:list-item>
          <text:p text:style-name="P18"><text:span text:style-name="Strong_20_Emphasis">Feasibility check</text:span><text:line-break/>Uses the injected checkers:</text:p>
          <text:list>
            <text:list-item>
              <text:p text:style-name="P18">capacity check if capacity is active</text:p>
            </text:list-item>
            <text:list-item>
              <text:p text:style-name="P18">time window check if TW is active</text:p>
            </text:list-item>
            <text:list-item>
              <text:p text:style-name="P18">etc.</text:p>
            </text:list-item>
          </text:list>
        </text:list-item>
        <text:list-item>
          <text:p text:style-name="P18"><text:span text:style-name="Strong_20_Emphasis">Cost / objective evaluation</text:span><text:line-break/>Uses dynamic cost functions (you mentioned distance, time, etc.)</text:p>
        </text:list-item>
      </text:list>
      <text:p text:style-name="Text_20_body"><text:span text:style-name="Strong_20_Emphasis">Important:</text:span><text:line-break/>This is where your architecture shines: evaluation does not branch on “problem class”.<text:line-break/>It just executes the composed functions.</text:p>
      <text:p text:style-name="Horizontal_20_Line"/>
      <text:h text:style-name="Heading_20_3" text:outline-level="3">Stage 12 — GA loop (selection → crossover → mutation → optional repair → re-evaluate → replacement)</text:h>
      <text:p text:style-name="Text_20_body">Each generation repeats:</text:p>
      <text:list text:style-name="L19">
        <text:list-item>
          <text:p text:style-name="P19"><text:span text:style-name="Strong_20_Emphasis">Selection</text:span> (from compatible toolbox)</text:p>
        </text:list-item>
        <text:list-item>
          <text:p text:style-name="P19"><text:span text:style-name="Strong_20_Emphasis">Crossover</text:span> (compatible)</text:p>
        </text:list-item>
        <text:list-item>
          <text:p text:style-name="P19"><text:span text:style-name="Strong_20_Emphasis">Mutation</text:span> (compatible)</text:p>
        </text:list-item>
        <text:list-item>
          <text:p text:style-name="P19"><text:span text:style-name="Strong_20_Emphasis">Optional repair/local search</text:span> (if implemented)</text:p>
        </text:list-item>
        <text:list-item>
          <text:p text:style-name="P19"><text:span text:style-name="Strong_20_Emphasis">Re-evaluation</text:span> (same dynamic feasibility + cost)</text:p>
        </text:list-item>
        <text:list-item>
          <text:p text:style-name="P19"><text:span text:style-name="Strong_20_Emphasis">Replacement / elitism</text:span> (build next generation)</text:p>
        </text:list-item>
      </text:list>
      <text:p text:style-name="Text_20_body">This loop is <text:span text:style-name="Emphasis">standard GA structure</text:span>, but your novelty is:</text:p>
      <text:list text:style-name="L20">
        <text:list-item>
          <text:p text:style-name="P20">feasibility is plugin-based</text:p>
        </text:list-item>
        <text:list-item>
          <text:p text:style-name="P20">operators are HH-filtered</text:p>
        </text:list-item>
        <text:list-item>
          <text:p text:style-name="P20"><text:soft-page-break/>objective is dynamic</text:p>
        </text:list-item>
      </text:list>
      <text:p text:style-name="Horizontal_20_Line"/>
      <text:h text:style-name="Heading_20_3" text:outline-level="3">Stage 13 — Termination</text:h>
      <text:p text:style-name="Text_20_body">Stop when one of your termination rules triggers, such as:</text:p>
      <text:list text:style-name="L21">
        <text:list-item>
          <text:p text:style-name="P21">max iterations / generations</text:p>
        </text:list-item>
        <text:list-item>
          <text:p text:style-name="P21">max runtime</text:p>
        </text:list-item>
        <text:list-item>
          <text:p text:style-name="P21">no improvement threshold</text:p>
        </text:list-item>
      </text:list>
      <text:p text:style-name="Text_20_body">(We’ll match this exactly once you share the <text:span text:style-name="Source_20_Text">.py</text:span> files—because the tex is intentionally high-level here.)</text:p>
      <text:p text:style-name="Horizontal_20_Line"/>
      <text:h text:style-name="Heading_20_3" text:outline-level="3">Stage 14 — Output solution</text:h>
      <text:p text:style-name="Text_20_body">Your documented output is:</text:p>
      <text:list text:style-name="L22">
        <text:list-item>
          <text:p text:style-name="P22">best individual</text:p>
        </text:list-item>
        <text:list-item>
          <text:p text:style-name="P22">relevant metrics</text:p>
        </text:list-item>
        <text:list-item>
          <text:p text:style-name="P22">plots/visualizations (not yet implemented per your footnote)</text:p>
        </text:list-item>
      </text:list>
      <text:p text:style-name="Text_20_body">So the workflow returns:</text:p>
      <text:list text:style-name="L23">
        <text:list-item>
          <text:p text:style-name="P23">the solution object</text:p>
        </text:list-item>
        <text:list-item>
          <text:p text:style-name="P23">cost value(s)</text:p>
        </text:list-item>
        <text:list-item>
          <text:p text:style-name="P23">feasibility status (implicitly true if best is feasible, unless you allow infeasible+penalty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02:01:56.743669212</meta:creation-date>
    <dc:date>2026-01-30T12:33:05.396102443</dc:date>
    <meta:editing-duration>PT2M4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6" meta:paragraph-count="128" meta:word-count="1137" meta:character-count="7820" meta:non-whitespace-character-count="6858"/>
  </office:meta>
</office:document-meta>
</file>